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897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9.567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fo:background-color="#cccccc"/>
      <style:text-properties fo:font-size="12pt"/>
    </style:style>
    <style:style style:name="ce3" style:family="table-cell" style:parent-style-name="Default">
      <style:text-properties fo:font-size="12pt"/>
    </style:style>
    <style:style style:name="ce4" style:family="table-cell" style:parent-style-name="Default">
      <style:text-properties fo:font-size="12pt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msc-100-distance-functions_count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8"/>
        <table:table-column table:style-name="co9" table:number-columns-repeated="1016" table:default-cell-style-name="ce1"/>
        <table:table-row table:style-name="ro1">
          <table:table-cell table:style-name="Default" table:number-columns-repeated="2"/>
          <table:table-cell table:style-name="ce5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lus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style-name="ce7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455445544554455" calcext:value-type="float">
            <text:p>0,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7" office:value-type="float" office:value="244" calcext:value-type="float">
            <text:p>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302631578947368" calcext:value-type="float">
            <text:p>0,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689655172413793" calcext:value-type="float">
            <text:p>0,6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625" calcext:value-type="float">
            <text:p>0,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5609756097561" calcext:value-type="float">
            <text:p>0,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253164556962025" calcext:value-type="float">
            <text:p>0,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49253731343284" calcext:value-type="float">
            <text:p>0,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4375" calcext:value-type="float">
            <text:p>0,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96703296703297" calcext:value-type="float">
            <text:p>0,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02898550724638" calcext:value-type="float">
            <text:p>0,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18390804597701" calcext:value-type="float">
            <text:p>0,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890756302521008" calcext:value-type="float">
            <text:p>0,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75510204081633" calcext:value-type="float">
            <text:p>0,2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" calcext:value-type="float">
            <text:p>0,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804347826086956" calcext:value-type="float">
            <text:p>0,8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380281690140845" calcext:value-type="float">
            <text:p>0,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237113402061856" calcext:value-type="float">
            <text:p>0,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735294117647059" calcext:value-type="float">
            <text:p>0,0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597014925373134" calcext:value-type="float">
            <text:p>0,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26760563380282" calcext:value-type="float">
            <text:p>0,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625" calcext:value-type="float">
            <text:p>0,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13924050632911" calcext:value-type="float">
            <text:p>0,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138888888888889" calcext:value-type="float">
            <text:p>0,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340659340659341" calcext:value-type="float">
            <text:p>0,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3125" calcext:value-type="float">
            <text:p>0,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25" calcext:value-type="float">
            <text:p>1,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32" calcext:value-type="float">
            <text:p>1,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30909090909091" calcext:value-type="float">
            <text:p>1,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6" calcext:value-type="float">
            <text:p>0,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509433962264151" calcext:value-type="float">
            <text:p>0,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08108108108108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7906976744186" calcext:value-type="float">
            <text:p>0,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dlinePlain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08163265306122" calcext:value-type="float">
            <text:p>0,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789473684210526" calcext:value-type="float">
            <text:p>0,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25" calcext:value-type="float">
            <text:p>0,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.03636363636364" calcext:value-type="float">
            <text:p>2,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34615384615385" calcext:value-type="float">
            <text:p>0,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256410256410256" calcext:value-type="float">
            <text:p>0,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5" calcext:value-type="float">
            <text:p>0,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75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56410256410256" calcext:value-type="float">
            <text:p>0,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75" calcext:value-type="float">
            <text:p>0,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12765957446808" calcext:value-type="float">
            <text:p>0,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JabRefPreferences.java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216326530612245" calcext:value-type="float">
            <text:p>0,2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table:style-name="ce7" office:value-type="float" office:value="613" calcext:value-type="float">
            <text:p>6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gui/BasePanel.java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436170212765957" calcext:value-type="float">
            <text:p>0,4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gui/JabRefFrame.java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417417417417417" calcext:value-type="float">
            <text:p>0,4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importer/fileformat/BibtexParser.java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291666666666667" calcext:value-type="float">
            <text:p>0,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gui/ImportInspectionDialog.java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28476821192053" calcext:value-type="float">
            <text:p>0,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gui/entryeditor/EntryEditor.java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c/main/java/net/sf/jabref/gui/groups/WarnAssignmentSideEffects.java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.68072289156627" calcext:value-type="float">
            <text:p>1,6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8" calcext:value-type="float">
            <text:p>0,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1875" calcext:value-type="float">
            <text:p>0,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25" calcext:value-type="float">
            <text:p>0,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34375" calcext:value-type="float">
            <text:p>0,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.03846153846154" calcext:value-type="float">
            <text:p>1,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9375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46875" calcext:value-type="float">
            <text:p>0,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25" calcext:value-type="float">
            <text:p>0,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9" calcext:value-type="float">
            <text:p>0,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125" calcext:value-type="float">
            <text:p>1,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6" calcext:value-type="float">
            <text:p>1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4375" calcext:value-type="float">
            <text:p>0,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625" calcext:value-type="float">
            <text:p>0,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.57142857142857" calcext:value-type="float">
            <text:p>5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25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.4" calcext:value-type="float">
            <text:p>2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875" calcext:value-type="float">
            <text:p>1,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78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sc-100-distance-functions_count'.B3:'msc-100-distance-functions_count'.B1048576">
            <calcext:color-scale>
              <calcext:color-scale-entry calcext:value="0" calcext:type="minimum" calcext:color="#355269"/>
              <calcext:color-scale-entry calcext:value="0" calcext:type="maximum" calcext:color="#dee6ef"/>
            </calcext:color-scale>
          </calcext:conditional-format>
          <calcext:conditional-format calcext:target-range-address="'msc-100-distance-functions_count'.H3:'msc-100-distance-functions_count'.H1048576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sc-100-distance-functions_count'.B2:'msc-100-distance-functions_count'.B738">
            <calcext:color-scale>
              <calcext:color-scale-entry calcext:value="0" calcext:type="minimum" calcext:color="#355269"/>
              <calcext:color-scale-entry calcext:value="0" calcext:type="maximum" calcext:color="#dee6ef"/>
            </calcext:color-scale>
          </calcext:conditional-format>
          <calcext:conditional-format calcext:target-range-address="'msc-100-distance-functions_count'.H2:'msc-100-distance-functions_count'.H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msc-100-distance-functions_count'.A2:'msc-100-distance-functions_count'.H73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4T15:50:44.841000000</dc:date>
    <meta:editing-duration>PT7M41S</meta:editing-duration>
    <meta:editing-cycles>2</meta:editing-cycles>
    <meta:generator>LibreOffice/7.0.3.1$Windows_X86_64 LibreOffice_project/d7547858d014d4cf69878db179d326fc3483e082</meta:generator>
    <meta:document-statistic meta:table-count="1" meta:cell-count="5895" meta:object-count="0"/>
  </office:meta>
</office:document-meta>
</file>